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orphans="2" fo:widows="2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4" style:family="paragraph" style:parent-style-name="Heading_20_1">
      <style:text-properties fo:font-weight="bold" style:font-weight-asian="bold" style:font-weight-complex="bold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6" style:family="paragraph" style:parent-style-name="Text_20_body" style:list-style-name="L1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7" style:family="paragraph" style:parent-style-name="Text_20_body" style:list-style-name="L2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in"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12pt" fo:letter-spacing="normal" fo:font-style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XinCheJian Project Selection Guidelines for GGHC </text:span></text:h>
      <text:h text:style-name="Heading_20_1" text:outline-level="1"><text:a xlink:type="simple" xlink:href="mailto:gghc@xinchejian.com">gghc@xinchejian.com</text:a><text:span text:style-name="T2">, </text:span><text:span text:style-name="T2"><text:date style:data-style-name="N76" text:date-value="2011-03-22T23:26:37.08">March 22, 2011</text:date></text:span><text:span text:style-name="T2"> </text:span><text:span text:style-name="T2"><text:time style:data-style-name="N43" text:time-value="2011-03-22T23:26:37.08">11:26:37 PM</text:time></text:span></text:h>
      <text:p text:style-name="Text_20_body"><text:span text:style-name="T2"/></text:p>
      <text:p text:style-name="P2"><text:span text:style-name="T2">The project needs fit all implicit and explicit criteria.</text:span></text:p>
      <text:p text:style-name="P2"><text:span text:style-name="T2"/></text:p>
      <text:p text:style-name="P2"><text:span text:style-name="T2">We need to be able to complete: </text:span></text:p>
      <text:p text:style-name="P2"><text:span text:style-name="T2"/></text:p>
      <text:list xml:id="list42726784" text:style-name="L3">
        <text:list-item>
          <text:p text:style-name="P1"><text:span text:style-name="T2">prototype hardware</text:span></text:p>
        </text:list-item>
        <text:list-item>
          <text:p text:style-name="P1"><text:span text:style-name="T2">test low-level hardware and functions</text:span></text:p>
        </text:list-item>
        <text:list-item>
          <text:p text:style-name="P1"><text:span text:style-name="T2">develop high-level software</text:span></text:p>
        </text:list-item>
        <text:list-item>
          <text:p text:style-name="P1"><text:span text:style-name="T2">test prototype</text:span></text:p>
        </text:list-item>
        <text:list-item>
          <text:p text:style-name="P1"><text:span text:style-name="T2">productionalize (PCB)</text:span></text:p>
        </text:list-item>
        <text:list-item>
          <text:p text:style-name="P1"><text:span text:style-name="T2">test final version</text:span></text:p>
        </text:list-item>
        <text:list-item>
          <text:p text:style-name="P1"><text:span text:style-name="T2">mass produce (if more than one copy is needed)</text:span></text:p>
        </text:list-item>
      </text:list>
      <text:p text:style-name="P2"><text:span text:style-name="T2"/></text:p>
      <text:p text:style-name="P2"><text:span text:style-name="T2">...within 6 weeks.</text:span> </text:p>
      <text:p text:style-name="P2"/>
      <text:p text:style-name="P3">The explicit criteria given by the organizers are:</text:p>
      <text:p text:style-name="P3"/>
      <text:list xml:id="list42699200" text:style-name="L1">
        <text:list-item>
          <text:p text:style-name="P8">How reproducible is the final project? </text:p>
        </text:list-item>
        <text:list-item>
          <text:p text:style-name="P8">How easily can the parts be sourced in locations around the world? </text:p>
        </text:list-item>
        <text:list-item>
          <text:p text:style-name="P8">How low cost is the final output? </text:p>
        </text:list-item>
        <text:list-item>
          <text:p text:style-name="P8">How well are the plans documented? </text:p>
        </text:list-item>
        <text:list-item>
          <text:p text:style-name="P8">How relevant is the project to helping education today? </text:p>
        </text:list-item>
        <text:list-item>
          <text:p text:style-name="P6">How inventive and creative is the design and build of the project?</text:p>
        </text:list-item>
      </text:list>
      <text:p text:style-name="P5">...while the implicit criteria are:</text:p>
      <text:list xml:id="list42713822" text:style-name="L2">
        <text:list-item>
          <text:p text:style-name="P9">mobility of device (portable power source)</text:p>
        </text:list-item>
        <text:list-item>
          <text:p text:style-name="P9">intelligence (micro-controller)</text:p>
        </text:list-item>
        <text:list-item>
          <text:p text:style-name="P9">don't do something that can be easily done with a mobile phone or computer</text:p>
        </text:list-item>
        <text:list-item>
          <text:p text:style-name="P9">interaction with and/or in the real-world</text:p>
        </text:list-item>
        <text:list-item>
          <text:p text:style-name="P9">design and produce in as little time as possible </text:p>
        </text:list-item>
        <text:list-item>
          <text:p text:style-name="P9">produce an high quality product</text:p>
        </text:list-item>
        <text:list-item>
          <text:p text:style-name="P9">get appreciation and approval from educational stakeholders</text:p>
        </text:list-item>
        <text:list-item>
          <text:p text:style-name="P9">lowest price</text:p>
        </text:list-item>
        <text:list-item>
          <text:p text:style-name="P9">simplicity (lower cost and build time)</text:p>
        </text:list-item>
        <text:list-item>
          <text:p text:style-name="P7">make a difference in an educational setting</text:p>
        </text:list-item>
        <text:list-item>
          <text:p text:style-name="P7">how common are the parts?</text:p>
        </text:list-item>
        <text:list-item>
          <text:p text:style-name="P7">combine electronic parts in ways that haven't been thought of before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2T22:56:35.95</meta:creation-date>
    <dc:date>2011-03-22T23:26:37.01</dc:date>
    <meta:editing-duration>PT00H29M55S</meta:editing-duration>
    <meta:editing-cycles>14</meta:editing-cycles>
    <meta:generator>OpenOffice.org/3.2$Win32 OpenOffice.org_project/320m12$Build-9483</meta:generator>
    <meta:document-statistic meta:table-count="0" meta:image-count="0" meta:object-count="0" meta:page-count="1" meta:paragraph-count="32" meta:word-count="224" meta:character-count="1298"/>
  </office:meta>
</office:document-meta>
</file>